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8457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8409in"/>
    </style:style>
    <style:style style:name="co4" style:family="table-column">
      <style:table-column-properties fo:break-before="auto" style:column-width="1.9862in"/>
    </style:style>
    <style:style style:name="co5" style:family="table-column">
      <style:table-column-properties fo:break-before="auto" style:column-width="5.8555in"/>
    </style:style>
    <style:style style:name="co6" style:family="table-column">
      <style:table-column-properties fo:break-before="auto" style:column-width="1.5201in"/>
    </style:style>
    <style:style style:name="co7" style:family="table-column">
      <style:table-column-properties fo:break-before="auto" style:column-width="1.8602in"/>
    </style:style>
    <style:style style:name="co8" style:family="table-column">
      <style:table-column-properties fo:break-before="auto" style:column-width="6.8516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6866in" fo:break-before="auto" style:use-optimal-row-height="true"/>
    </style:style>
    <style:style style:name="ro3" style:family="table-row">
      <style:table-row-properties style:row-height="0.1854in" fo:break-before="auto" style:use-optimal-row-height="true"/>
    </style:style>
    <style:style style:name="ro4" style:family="table-row">
      <style:table-row-properties style:row-height="0.3484in" fo:break-before="auto" style:use-optimal-row-height="true"/>
    </style:style>
    <style:style style:name="ro5" style:family="table-row">
      <style:table-row-properties style:row-height="0.5236in" fo:break-before="auto" style:use-optimal-row-height="true"/>
    </style:style>
    <style:style style:name="ro6" style:family="table-row">
      <style:table-row-properties style:row-height="6.2748in" fo:break-before="auto" style:use-optimal-row-height="true"/>
    </style:style>
    <style:style style:name="ro7" style:family="table-row">
      <style:table-row-properties style:row-height="5.651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/>
    </style:style>
    <style:style style:name="ce2" style:family="table-cell" style:parent-style-name="Default">
      <style:table-cell-properties style:vertical-align="top"/>
    </style:style>
    <style:style style:name="ce3" style:family="table-cell" style:parent-style-name="Default">
      <style:table-cell-properties fo:background-color="#e6e6ff"/>
    </style:style>
    <style:style style:name="ce4" style:family="table-cell" style:parent-style-name="Default">
      <style:table-cell-properties fo:background-color="#e6e6e6"/>
      <style:text-properties style:text-underline-style="none"/>
    </style:style>
    <style:style style:name="ce5" style:family="table-cell" style:parent-style-name="Default">
      <style:table-cell-properties fo:background-color="#aecf00"/>
    </style:style>
    <style:style style:name="ce6" style:family="table-cell" style:parent-style-name="Default">
      <style:table-cell-properties fo:background-color="#aecf00" style:vertical-align="top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wrap-option="wrap" style:vertical-align="top"/>
    </style:style>
    <style:style style:name="ce9" style:family="table-cell" style:parent-style-name="Default">
      <style:text-properties style:font-name="Courier New"/>
    </style:style>
  </office:automatic-styles>
  <office:body>
    <office:spreadsheet>
      <table:table table:name="Analysis" table:style-name="ta1" table:print="false">
        <table:table-column table:style-name="co1" table:default-cell-style-name="ce5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row table:style-name="ro1">
          <table:table-cell table:style-name="ce1" office:value-type="string">
            <text:p>Install Instruction:</text:p>
          </table:table-cell>
          <table:table-cell table:style-name="ce1" office:value-type="string">
            <text:p>Needed</text:p>
          </table:table-cell>
          <table:table-cell table:style-name="ce1" office:value-type="string">
            <text:p>Sub Scripts Requited</text:p>
          </table:table-cell>
          <table:table-cell table:style-name="ce1"/>
          <table:table-cell table:style-name="ce1" office:value-type="string">
            <text:p>NOTES:</text:p>
          </table:table-cell>
          <table:table-cell table:style-name="Default"/>
        </table:table-row>
        <table:table-row table:style-name="ro2">
          <table:table-cell table:style-name="ce2" office:value-type="string">
            <text:p>SimpleInstall_Lab_loader.txt</text:p>
          </table:table-cell>
          <table:table-cell table:style-name="ce2" office:value-type="string">
            <text:p>Y</text:p>
          </table:table-cell>
          <table:table-cell table:style-name="ce2" office:value-type="string">
            <text:p>install_Lab_Loader.sql</text:p>
            <text:p>Install_1.0.2.sql</text:p>
            <text:p>Install_1.0.3.sql</text:p>
            <text:p>Install_1.0.4.sql</text:p>
          </table:table-cell>
          <table:table-cell table:style-name="ce2"/>
          <table:table-cell table:style-name="ce2" office:value-type="string">
            <text:p>Use this file to install everything Lab Loader, follow instructions as layed out in txt file</text:p>
          </table:table-cell>
          <table:table-cell table:style-name="Default"/>
        </table:table-row>
        <table:table-row table:style-name="ro3">
          <table:table-cell table:style-name="Default" office:value-type="string">
            <text:p>SimpleInstall_CDW_Data_Load.txt</text:p>
          </table:table-cell>
          <table:table-cell office:value-type="string">
            <text:p>?</text:p>
          </table:table-cell>
          <table:table-cell table:number-columns-repeated="2"/>
          <table:table-cell office:value-type="string">
            <text:p>Used to install CDW Data Files and procedures</text:p>
          </table:table-cell>
          <table:table-cell table:style-name="Default"/>
        </table:table-row>
        <table:table-row table:style-name="ro3">
          <table:table-cell table:style-name="Default" office:value-type="string">
            <text:p>Formsweb_cfg_LLI.TXT</text:p>
          </table:table-cell>
          <table:table-cell office:value-type="string">
            <text:p>N</text:p>
          </table:table-cell>
          <table:table-cell office:value-type="string">
            <text:p>n/a</text:p>
          </table:table-cell>
          <table:table-cell/>
          <table:table-cell office:value-type="string">
            <text:p>Instructions on deployment of config file</text:p>
          </table:table-cell>
          <table:table-cell table:style-name="Default"/>
        </table:table-row>
        <table:table-row table:style-name="ro3">
          <table:table-cell table:style-name="Default" office:value-type="string">
            <text:p>files FULL.txt</text:p>
          </table:table-cell>
          <table:table-cell office:value-type="string">
            <text:p>N</text:p>
          </table:table-cell>
          <table:table-cell office:value-type="string">
            <text:p>n/a</text:p>
          </table:table-cell>
          <table:table-cell/>
          <table:table-cell office:value-type="string">
            <text:p>List of the files that make up the installation package with description of their purpose</text:p>
          </table:table-cell>
          <table:table-cell table:style-name="Default"/>
        </table:table-row>
        <table:table-row table:style-name="ro3">
          <table:table-cell table:style-name="Default" office:value-type="string">
            <text:p>Deploy Lab Loader Interface instructions.txt</text:p>
          </table:table-cell>
          <table:table-cell office:value-type="string">
            <text:p>N</text:p>
          </table:table-cell>
          <table:table-cell office:value-type="string">
            <text:p>n/a</text:p>
          </table:table-cell>
          <table:table-cell/>
          <table:table-cell office:value-type="string">
            <text:p>LLI Application deployment instruction under Forms Server.</text:p>
          </table:table-cell>
          <table:table-cell table:style-name="Default"/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 table:style-name="ce1" office:value-type="string">
            <text:p>Sub Scripts</text:p>
          </table:table-cell>
          <table:table-cell table:style-name="ce1" office:value-type="string">
            <text:p>Needed</text:p>
          </table:table-cell>
          <table:table-cell table:style-name="ce1" office:value-type="string">
            <text:p>Objects Checked</text:p>
          </table:table-cell>
          <table:table-cell table:style-name="ce1"/>
          <table:table-cell table:style-name="ce1" office:value-type="string">
            <text:p>NOTES</text:p>
          </table:table-cell>
          <table:table-cell table:style-name="Default"/>
        </table:table-row>
        <table:table-row table:style-name="ro2">
          <table:table-cell table:style-name="ce2" office:value-type="string">
            <text:p>install_Lab_Loader.sql</text:p>
          </table:table-cell>
          <table:table-cell table:style-name="ce2" office:value-type="string">
            <text:p>Y</text:p>
          </table:table-cell>
          <table:table-cell table:style-name="ce2" office:value-type="string">
            <text:p>Sequences Y</text:p>
            <text:p>Tables Y</text:p>
            <text:p>Views Y</text:p>
            <text:p>Packs/Funcs/Procs Y</text:p>
          </table:table-cell>
          <table:table-cell table:style-name="ce2"/>
          <table:table-cell table:style-name="ce8" office:value-type="string">
            <text:p>Objects that are NOT removed prior to load will cause a error during installation which will not be considered fatal</text:p>
          </table:table-cell>
          <table:table-cell table:style-name="Default"/>
        </table:table-row>
        <table:table-row table:style-name="ro2">
          <table:table-cell table:style-name="ce2" office:value-type="string">
            <text:p>Install_1.0.2.sql</text:p>
          </table:table-cell>
          <table:table-cell table:style-name="ce2" office:value-type="string">
            <text:p>Y</text:p>
          </table:table-cell>
          <table:table-cell table:style-name="ce2" office:value-type="string">
            <text:p>Sequences n/a</text:p>
            <text:p>Tables n/a</text:p>
            <text:p>Views Y</text:p>
            <text:p>Packs/Funcs/Procs Y</text:p>
          </table:table-cell>
          <table:table-cell table:style-name="ce2" table:number-columns-repeated="2"/>
          <table:table-cell table:style-name="Default"/>
        </table:table-row>
        <table:table-row table:style-name="ro2">
          <table:table-cell table:style-name="ce2" office:value-type="string">
            <text:p>install_1.0.3.sql</text:p>
          </table:table-cell>
          <table:table-cell table:style-name="ce2" office:value-type="string">
            <text:p>Y</text:p>
          </table:table-cell>
          <table:table-cell table:style-name="ce2" office:value-type="string">
            <text:p>Sequences n/a</text:p>
            <text:p>Tables Y</text:p>
            <text:p>Views Y</text:p>
            <text:p>Packs/Funcs/Procs Y</text:p>
          </table:table-cell>
          <table:table-cell table:style-name="ce2" table:number-columns-repeated="2"/>
          <table:table-cell table:style-name="Default"/>
        </table:table-row>
        <table:table-row table:style-name="ro2">
          <table:table-cell table:style-name="ce2" office:value-type="string">
            <text:p>install_1.0.4.sql</text:p>
          </table:table-cell>
          <table:table-cell table:style-name="ce2" office:value-type="string">
            <text:p>Y</text:p>
          </table:table-cell>
          <table:table-cell table:style-name="ce2" office:value-type="string">
            <text:p>Sequences Y</text:p>
            <text:p>Tables Y</text:p>
            <text:p>Views Y</text:p>
            <text:p>Packs/Funcs/Procs Y</text:p>
          </table:table-cell>
          <table:table-cell table:style-name="ce2" table:number-columns-repeated="2"/>
          <table:table-cell table:style-name="Default"/>
        </table:table-row>
        <table:table-row table:style-name="ro1">
          <table:table-cell table:style-name="ce2" table:number-columns-repeated="5"/>
          <table:table-cell table:style-name="Default"/>
        </table:table-row>
        <table:table-row table:style-name="ro1">
          <table:table-cell table:style-name="ce3" office:value-type="string">
            <text:p>DIRECTORIES</text:p>
          </table:table-cell>
          <table:table-cell table:style-name="ce3" office:value-type="string">
            <text:p>Needed</text:p>
          </table:table-cell>
          <table:table-cell table:style-name="ce3" office:value-type="string">
            <text:p>Remove Before Rebuild?</text:p>
          </table:table-cell>
          <table:table-cell table:style-name="ce3"/>
          <table:table-cell table:style-name="ce3" office:value-type="string">
            <text:p>NOTES</text:p>
          </table:table-cell>
          <table:table-cell table:style-name="ce1" office:value-type="string">
            <text:p>SCRIPT</text:p>
          </table:table-cell>
        </table:table-row>
        <table:table-row table:style-name="ro1">
          <table:table-cell table:style-name="Default" office:value-type="string">
            <text:p>LAB_FTP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/>
          <table:table-cell office:value-type="string">
            <text:p>Can't be removed/placed by normal user as this is a SYS object.</text:p>
          </table:table-cell>
          <table:table-cell table:style-name="Default" office:value-type="string">
            <text:p>Install Instructions</text:p>
          </table:table-cell>
        </table:table-row>
        <table:table-row table:style-name="ro1">
          <table:table-cell table:style-name="Default" office:value-type="string">
            <text:p>AB_DIR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/>
          <table:table-cell office:value-type="string">
            <text:p>Can't be removed/placed by normal user as this is a SYS object.</text:p>
          </table:table-cell>
          <table:table-cell table:style-name="Default" office:value-type="string">
            <text:p>Install Instructions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 table:style-name="ce4" office:value-type="string">
            <text:p>SEQUENCES</text:p>
          </table:table-cell>
          <table:table-cell table:style-name="ce1" office:value-type="string">
            <text:p>Needed</text:p>
          </table:table-cell>
          <table:table-cell table:style-name="ce3" office:value-type="string">
            <text:p>Remove Before Rebuild?</text:p>
          </table:table-cell>
          <table:table-cell table:style-name="ce1" office:value-type="string">
            <text:p>Used by </text:p>
          </table:table-cell>
          <table:table-cell table:style-name="ce1" office:value-type="string">
            <text:p>NOTES</text:p>
          </table:table-cell>
          <table:table-cell table:style-name="ce1" office:value-type="string">
            <text:p>Originates in Script</text:p>
          </table:table-cell>
        </table:table-row>
        <table:table-row table:style-name="ro3">
          <table:table-cell table:style-name="Default" office:value-type="string">
            <text:p>GLRS_SEQ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TRIGGER BRI_GLRS_TRG</text:p>
          </table:table-cell>
          <table:table-cell office:value-type="string">
            <text:p>can be rebuilt as table comes in without data</text:p>
          </table:table-cell>
          <table:table-cell office:value-type="string">
            <text:p>install_Lab_Loader.sql</text:p>
          </table:table-cell>
        </table:table-row>
        <table:table-row table:style-name="ro3">
          <table:table-cell table:style-name="Default" office:value-type="string">
            <text:p>MD_LABS_SEQ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TRIGGER MD_LABS_TRG</text:p>
          </table:table-cell>
          <table:table-cell/>
          <table:table-cell office:value-type="string">
            <text:p>install_Lab_Loader.sql</text:p>
          </table:table-cell>
        </table:table-row>
        <table:table-row table:style-name="ro1">
          <table:table-cell table:style-name="Default" office:value-type="string">
            <text:p>NCI_MANUAL_LOAD_BATCH_SEQ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TRIGGER BI_ER_MLT</text:p>
          </table:table-cell>
          <table:table-cell/>
          <table:table-cell office:value-type="string">
            <text:p>Install_1.0.4.sql</text:p>
          </table:table-cell>
        </table:table-row>
        <table:table-row table:style-name="ro4">
          <table:table-cell table:style-name="ce2" office:value-type="string">
            <text:p>NCI_MANUAL_LOAD_SEQ</text:p>
          </table:table-cell>
          <table:table-cell table:style-name="ce2" office:value-type="string">
            <text:p>Y</text:p>
          </table:table-cell>
          <table:table-cell table:style-name="ce2" office:value-type="string">
            <text:p>N</text:p>
          </table:table-cell>
          <table:table-cell table:style-name="ce2" table:number-columns-repeated="2"/>
          <table:table-cell office:value-type="string">
            <text:p>install_Lab_Loader.sql</text:p>
            <text:p>Install_1.0.4.sql</text:p>
          </table:table-cell>
        </table:table-row>
        <table:table-row table:style-name="ro3">
          <table:table-cell office:value-type="string">
            <text:p>NLB_SEQ</text:p>
          </table:table-cell>
          <table:table-cell table:number-columns-repeated="2" office:value-type="string">
            <text:p>Y</text:p>
          </table:table-cell>
          <table:table-cell office:value-type="string">
            <text:p>TRIGGER NLB_BRI_SEQ</text:p>
          </table:table-cell>
          <table:table-cell office:value-type="string">
            <text:p>Can be rebuilt, but not needed.</text:p>
          </table:table-cell>
          <table:table-cell office:value-type="string">
            <text:p>install_Lab_Loader.sql</text:p>
          </table:table-cell>
        </table:table-row>
        <table:table-row table:style-name="ro3">
          <table:table-cell table:style-name="Default" office:value-type="string">
            <text:p>NLM_SEQ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TRIGGER NLM_BRI_TRG</text:p>
          </table:table-cell>
          <table:table-cell office:value-type="string">
            <text:p>Check script that create NCI LAB MAPPING DATA</text:p>
          </table:table-cell>
          <table:table-cell office:value-type="string">
            <text:p>install_Lab_Loader.sql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 table:style-name="ce1" office:value-type="string">
            <text:p>TABLES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Remove Before Rebuild?</text:p>
          </table:table-cell>
          <table:table-cell table:style-name="ce1" office:value-type="string">
            <text:p>Remove AFTER build</text:p>
          </table:table-cell>
          <table:table-cell table:style-name="ce1" office:value-type="string">
            <text:p>NOTES</text:p>
          </table:table-cell>
          <table:table-cell table:style-name="ce1" office:value-type="string">
            <text:p>Originates in Script</text:p>
          </table:table-cell>
        </table:table-row>
        <table:table-row table:style-name="ro3">
          <table:table-cell office:value-type="string">
            <text:p>BDL_TEMP_FILES</text:p>
          </table:table-cell>
          <table:table-cell office:value-type="string">
            <text:p>Create</text:p>
          </table:table-cell>
          <table:table-cell office:value-type="string">
            <text:p>Y</text:p>
          </table:table-cell>
          <table:table-cell/>
          <table:table-cell office:value-type="string">
            <text:p>Can be removed</text:p>
          </table:table-cell>
          <table:table-cell office:value-type="string">
            <text:p>install_Lab_Loader.sql</text:p>
          </table:table-cell>
        </table:table-row>
        <table:table-row table:style-name="ro3">
          <table:table-cell office:value-type="string">
            <text:p>CDW_LAB_RESULTS</text:p>
          </table:table-cell>
          <table:table-cell office:value-type="string">
            <text:p>Create</text:p>
          </table:table-cell>
          <table:table-cell office:value-type="string">
            <text:p>Y</text:p>
          </table:table-cell>
          <table:table-cell/>
          <table:table-cell office:value-type="string">
            <text:p>Can be removed</text:p>
          </table:table-cell>
          <table:table-cell office:value-type="string">
            <text:p>install_Lab_Loader.sql</text:p>
          </table:table-cell>
        </table:table-row>
        <table:table-row table:style-name="ro3">
          <table:table-cell office:value-type="string">
            <text:p>CDW_LAST_LOAD</text:p>
          </table:table-cell>
          <table:table-cell office:value-type="string">
            <text:p>Create</text:p>
          </table:table-cell>
          <table:table-cell office:value-type="string">
            <text:p>Y</text:p>
          </table:table-cell>
          <table:table-cell/>
          <table:table-cell office:value-type="string">
            <text:p>Can be removed; has data file CDW_LAST_LOAD_DATA</text:p>
          </table:table-cell>
          <table:table-cell office:value-type="string">
            <text:p>install_Lab_Loader.sql</text:p>
          </table:table-cell>
        </table:table-row>
        <table:table-row table:style-name="ro3">
          <table:table-cell office:value-type="string">
            <text:p>GU_LAB_RESULTS_HOLD</text:p>
          </table:table-cell>
          <table:table-cell office:value-type="string">
            <text:p>Create</text:p>
          </table:table-cell>
          <table:table-cell office:value-type="string">
            <text:p>Y</text:p>
          </table:table-cell>
          <table:table-cell/>
          <table:table-cell office:value-type="string">
            <text:p>Can be removed</text:p>
          </table:table-cell>
          <table:table-cell office:value-type="string">
            <text:p>install_Lab_Loader.sql</text:p>
          </table:table-cell>
        </table:table-row>
        <table:table-row table:style-name="ro3">
          <table:table-cell office:value-type="string">
            <text:p>GU_LAB_RESULTS_STAGE</text:p>
          </table:table-cell>
          <table:table-cell office:value-type="string">
            <text:p>Create</text:p>
          </table:table-cell>
          <table:table-cell office:value-type="string">
            <text:p>Y</text:p>
          </table:table-cell>
          <table:table-cell/>
          <table:table-cell office:value-type="string">
            <text:p>Can be removed</text:p>
          </table:table-cell>
          <table:table-cell office:value-type="string">
            <text:p>install_Lab_Loader.sql</text:p>
          </table:table-cell>
        </table:table-row>
        <table:table-row table:style-name="ro3">
          <table:table-cell office:value-type="string">
            <text:p>MIS_CDR_TESTS</text:p>
          </table:table-cell>
          <table:table-cell office:value-type="string">
            <text:p>Create</text:p>
          </table:table-cell>
          <table:table-cell office:value-type="string">
            <text:p>Y</text:p>
          </table:table-cell>
          <table:table-cell table:style-name="ce5" office:value-type="string">
            <text:p>Yes</text:p>
          </table:table-cell>
          <table:table-cell office:value-type="string">
            <text:p>Can be removed; should NOT be rebuilt under Lab Loader Schema</text:p>
          </table:table-cell>
          <table:table-cell office:value-type="string">
            <text:p>install_Lab_Loader.sql</text:p>
          </table:table-cell>
        </table:table-row>
        <table:table-row table:style-name="ro3">
          <table:table-cell office:value-type="string">
            <text:p>MIS_LAB_RESULTS_HISTORY</text:p>
          </table:table-cell>
          <table:table-cell office:value-type="string">
            <text:p>Create</text:p>
          </table:table-cell>
          <table:table-cell office:value-type="string">
            <text:p>Y</text:p>
          </table:table-cell>
          <table:table-cell table:style-name="ce5" office:value-type="string">
            <text:p>Yes</text:p>
          </table:table-cell>
          <table:table-cell office:value-type="string">
            <text:p>Can be removed; should NOT be rebuilt under Lab Loader Schema</text:p>
          </table:table-cell>
          <table:table-cell office:value-type="string">
            <text:p>install_Lab_Loader.sql</text:p>
          </table:table-cell>
        </table:table-row>
        <table:table-row table:style-name="ro3">
          <table:table-cell office:value-type="string">
            <text:p>MDLABS_STG</text:p>
          </table:table-cell>
          <table:table-cell office:value-type="string">
            <text:p>Create</text:p>
          </table:table-cell>
          <table:table-cell office:value-type="string">
            <text:p>Y</text:p>
          </table:table-cell>
          <table:table-cell/>
          <table:table-cell office:value-type="string">
            <text:p>Can be removed</text:p>
          </table:table-cell>
          <table:table-cell office:value-type="string">
            <text:p>install_Lab_Loader.sql</text:p>
          </table:table-cell>
        </table:table-row>
        <table:table-row table:style-name="ro3">
          <table:table-cell office:value-type="string">
            <text:p>MDLABS_HOLD</text:p>
          </table:table-cell>
          <table:table-cell office:value-type="string">
            <text:p>Create</text:p>
          </table:table-cell>
          <table:table-cell office:value-type="string">
            <text:p>Y</text:p>
          </table:table-cell>
          <table:table-cell/>
          <table:table-cell office:value-type="string">
            <text:p>Can be removed</text:p>
          </table:table-cell>
          <table:table-cell office:value-type="string">
            <text:p>install_Lab_Loader.sql</text:p>
          </table:table-cell>
        </table:table-row>
        <table:table-row table:style-name="ro3">
          <table:table-cell office:value-type="string">
            <text:p>NCI_INVALID_LABTESTS</text:p>
          </table:table-cell>
          <table:table-cell office:value-type="string">
            <text:p>Create</text:p>
          </table:table-cell>
          <table:table-cell office:value-type="string">
            <text:p>Y</text:p>
          </table:table-cell>
          <table:table-cell/>
          <table:table-cell office:value-type="string">
            <text:p>Can be removed; has data file NCI_INVALID_LABTESTS_DATA</text:p>
          </table:table-cell>
          <table:table-cell office:value-type="string">
            <text:p>install_Lab_Loader.sql</text:p>
          </table:table-cell>
        </table:table-row>
        <table:table-row table:style-name="ro3">
          <table:table-cell office:value-type="string">
            <text:p>NCI_INVALID_RESULTS</text:p>
          </table:table-cell>
          <table:table-cell office:value-type="string">
            <text:p>Create</text:p>
          </table:table-cell>
          <table:table-cell office:value-type="string">
            <text:p>Y</text:p>
          </table:table-cell>
          <table:table-cell/>
          <table:table-cell office:value-type="string">
            <text:p>Can be removed; has data file NCI_INVALID_RESULTS_DATA</text:p>
          </table:table-cell>
          <table:table-cell office:value-type="string">
            <text:p>install_Lab_Loader.sql</text:p>
          </table:table-cell>
        </table:table-row>
        <table:table-row table:style-name="ro3">
          <table:table-cell office:value-type="string">
            <text:p>NCI_LABS</text:p>
          </table:table-cell>
          <table:table-cell office:value-type="string">
            <text:p>Create</text:p>
          </table:table-cell>
          <table:table-cell office:value-type="string">
            <text:p>Y</text:p>
          </table:table-cell>
          <table:table-cell/>
          <table:table-cell office:value-type="string">
            <text:p>Can be removed</text:p>
          </table:table-cell>
          <table:table-cell office:value-type="string">
            <text:p>install_Lab_Loader.sql</text:p>
          </table:table-cell>
        </table:table-row>
        <table:table-row table:style-name="ro3">
          <table:table-cell office:value-type="string">
            <text:p>NCI_LABS_ERROR_LABS</text:p>
          </table:table-cell>
          <table:table-cell office:value-type="string">
            <text:p>Create</text:p>
          </table:table-cell>
          <table:table-cell office:value-type="string">
            <text:p>Y</text:p>
          </table:table-cell>
          <table:table-cell/>
          <table:table-cell office:value-type="string">
            <text:p>Can be removed</text:p>
          </table:table-cell>
          <table:table-cell office:value-type="string">
            <text:p>install_Lab_Loader.sql</text:p>
          </table:table-cell>
        </table:table-row>
        <table:table-row table:style-name="ro4">
          <table:table-cell table:style-name="ce6" office:value-type="string">
            <text:p>NCI_LABS_MANUAL_LOAD_STAGE</text:p>
          </table:table-cell>
          <table:table-cell table:style-name="ce2" office:value-type="string">
            <text:p>Create</text:p>
          </table:table-cell>
          <table:table-cell table:style-name="ce2" office:value-type="string">
            <text:p>Y</text:p>
          </table:table-cell>
          <table:table-cell table:style-name="ce2"/>
          <table:table-cell table:style-name="ce2" office:value-type="string">
            <text:p>Can be removed</text:p>
          </table:table-cell>
          <table:table-cell office:value-type="string">
            <text:p>install_Lab_Loader.sql</text:p>
            <text:p>Install_1.0.4.sql</text:p>
          </table:table-cell>
        </table:table-row>
        <table:table-row table:style-name="ro4">
          <table:table-cell table:style-name="ce6" office:value-type="string">
            <text:p>NCI_LABS_MANUAL_LOAD_HOLD</text:p>
          </table:table-cell>
          <table:table-cell table:style-name="ce2" office:value-type="string">
            <text:p>Create</text:p>
          </table:table-cell>
          <table:table-cell table:style-name="ce2" office:value-type="string">
            <text:p>Y</text:p>
          </table:table-cell>
          <table:table-cell table:style-name="ce2"/>
          <table:table-cell table:style-name="ce2" office:value-type="string">
            <text:p>Can be removed</text:p>
          </table:table-cell>
          <table:table-cell office:value-type="string">
            <text:p>install_Lab_Loader.sql</text:p>
            <text:p>Install_1.0.4.sql</text:p>
          </table:table-cell>
        </table:table-row>
        <table:table-row table:style-name="ro3">
          <table:table-cell office:value-type="string">
            <text:p>NCI_LAB_LOAD_CTL</text:p>
          </table:table-cell>
          <table:table-cell office:value-type="string">
            <text:p>Create</text:p>
          </table:table-cell>
          <table:table-cell office:value-type="string">
            <text:p>Y</text:p>
          </table:table-cell>
          <table:table-cell/>
          <table:table-cell office:value-type="string">
            <text:p>Can be removed; has data file NCI_LAB_LOAD_CTL_DATA</text:p>
          </table:table-cell>
          <table:table-cell office:value-type="string">
            <text:p>install_Lab_Loader.sql</text:p>
          </table:table-cell>
        </table:table-row>
        <table:table-row table:style-name="ro3">
          <table:table-cell table:style-name="Default" office:value-type="string">
            <text:p>NCI_LAB_LOAD_CTL</text:p>
          </table:table-cell>
          <table:table-cell office:value-type="string">
            <text:p>Alter</text:p>
          </table:table-cell>
          <table:table-cell table:number-columns-repeated="2"/>
          <table:table-cell office:value-type="string">
            <text:p>Table altered during this version</text:p>
          </table:table-cell>
          <table:table-cell office:value-type="string">
            <text:p>Install_1.0.3.sql</text:p>
          </table:table-cell>
        </table:table-row>
        <table:table-row table:style-name="ro3">
          <table:table-cell office:value-type="string">
            <text:p>NCI_LAB_MAPPING</text:p>
          </table:table-cell>
          <table:table-cell office:value-type="string">
            <text:p>Create</text:p>
          </table:table-cell>
          <table:table-cell office:value-type="string">
            <text:p>Y</text:p>
          </table:table-cell>
          <table:table-cell/>
          <table:table-cell office:value-type="string">
            <text:p>Can be removed; has data file NCI_LAB_MAPPING_DATA</text:p>
          </table:table-cell>
          <table:table-cell office:value-type="string">
            <text:p>install_Lab_Loader.sql</text:p>
          </table:table-cell>
        </table:table-row>
        <table:table-row table:style-name="ro3">
          <table:table-cell table:style-name="Default" office:value-type="string">
            <text:p>NCI_LAB_MAPPING</text:p>
          </table:table-cell>
          <table:table-cell office:value-type="string">
            <text:p>Alter</text:p>
          </table:table-cell>
          <table:table-cell table:number-columns-repeated="2"/>
          <table:table-cell office:value-type="string">
            <text:p>Table altered during this version; table data updated during install</text:p>
          </table:table-cell>
          <table:table-cell office:value-type="string">
            <text:p>Install_1.0.3.sql</text:p>
          </table:table-cell>
        </table:table-row>
        <table:table-row table:style-name="ro3">
          <table:table-cell office:value-type="string">
            <text:p>NCI_LAB_VALID_PATIENTS</text:p>
          </table:table-cell>
          <table:table-cell office:value-type="string">
            <text:p>Create</text:p>
          </table:table-cell>
          <table:table-cell office:value-type="string">
            <text:p>Y</text:p>
          </table:table-cell>
          <table:table-cell/>
          <table:table-cell office:value-type="string">
            <text:p>Can be removed</text:p>
          </table:table-cell>
          <table:table-cell office:value-type="string">
            <text:p>install_Lab_Loader.sql</text:p>
          </table:table-cell>
        </table:table-row>
        <table:table-row table:style-name="ro3">
          <table:table-cell office:value-type="string">
            <text:p>NCI_STUDY_LABDCM_EVENTS_TB</text:p>
          </table:table-cell>
          <table:table-cell office:value-type="string">
            <text:p>Create</text:p>
          </table:table-cell>
          <table:table-cell office:value-type="string">
            <text:p>Y</text:p>
          </table:table-cell>
          <table:table-cell/>
          <table:table-cell office:value-type="string">
            <text:p>Can be removed</text:p>
          </table:table-cell>
          <table:table-cell office:value-type="string">
            <text:p>install_Lab_Loader.sql</text:p>
          </table:table-cell>
        </table:table-row>
        <table:table-row table:style-name="ro3">
          <table:table-cell office:value-type="string">
            <text:p>NCI_UOM_MAPPING</text:p>
          </table:table-cell>
          <table:table-cell office:value-type="string">
            <text:p>Create</text:p>
          </table:table-cell>
          <table:table-cell office:value-type="string">
            <text:p>Y</text:p>
          </table:table-cell>
          <table:table-cell/>
          <table:table-cell office:value-type="string">
            <text:p>Can be removed; has data file NCI_UOM_MAPPING_DATA</text:p>
          </table:table-cell>
          <table:table-cell office:value-type="string">
            <text:p>install_Lab_Loader.sql</text:p>
          </table:table-cell>
        </table:table-row>
        <table:table-row table:style-name="ro3">
          <table:table-cell office:value-type="string">
            <text:p>NCI_UPLOAD_SYBASE_LAB_RESULTS</text:p>
          </table:table-cell>
          <table:table-cell office:value-type="string">
            <text:p>Create</text:p>
          </table:table-cell>
          <table:table-cell office:value-type="string">
            <text:p>Y</text:p>
          </table:table-cell>
          <table:table-cell/>
          <table:table-cell office:value-type="string">
            <text:p>Can be removed</text:p>
          </table:table-cell>
          <table:table-cell office:value-type="string">
            <text:p>install_Lab_Loader.sql</text:p>
          </table:table-cell>
        </table:table-row>
        <table:table-row table:style-name="ro3">
          <table:table-cell office:value-type="string">
            <text:p>NCI_LAB_LOAD_PATIENT_LOAD</text:p>
          </table:table-cell>
          <table:table-cell office:value-type="string">
            <text:p>Create</text:p>
          </table:table-cell>
          <table:table-cell office:value-type="string">
            <text:p>Y</text:p>
          </table:table-cell>
          <table:table-cell/>
          <table:table-cell office:value-type="string">
            <text:p>Can be removed</text:p>
          </table:table-cell>
          <table:table-cell office:value-type="string">
            <text:p>install_Lab_Loader.sql</text:p>
          </table:table-cell>
        </table:table-row>
        <table:table-row table:style-name="ro3">
          <table:table-cell office:value-type="string">
            <text:p>BDL_RESPONSE_REPEATS</text:p>
          </table:table-cell>
          <table:table-cell office:value-type="string">
            <text:p>Create</text:p>
          </table:table-cell>
          <table:table-cell office:value-type="string">
            <text:p>Y</text:p>
          </table:table-cell>
          <table:table-cell/>
          <table:table-cell office:value-type="string">
            <text:p>Can be removed</text:p>
          </table:table-cell>
          <table:table-cell office:value-type="string">
            <text:p>install_Lab_Loader.sql</text:p>
          </table:table-cell>
        </table:table-row>
        <table:table-row table:style-name="ro3">
          <table:table-cell office:value-type="string">
            <text:p>NCI_STUDY_PATIENT_IDS</text:p>
          </table:table-cell>
          <table:table-cell office:value-type="string">
            <text:p>Create</text:p>
          </table:table-cell>
          <table:table-cell office:value-type="string">
            <text:p>Y</text:p>
          </table:table-cell>
          <table:table-cell/>
          <table:table-cell office:value-type="string">
            <text:p>Can be removed</text:p>
          </table:table-cell>
          <table:table-cell office:value-type="string">
            <text:p>install_Lab_Loader.sql</text:p>
          </table:table-cell>
        </table:table-row>
        <table:table-row table:style-name="ro3">
          <table:table-cell office:value-type="string">
            <text:p>NCI_STUDY_PATIENT_IDS_CTL</text:p>
          </table:table-cell>
          <table:table-cell office:value-type="string">
            <text:p>Create</text:p>
          </table:table-cell>
          <table:table-cell office:value-type="string">
            <text:p>Y</text:p>
          </table:table-cell>
          <table:table-cell/>
          <table:table-cell office:value-type="string">
            <text:p>Can be removed; has data file NCI_STUDY_PATIENT_IDS_CTL_DATA</text:p>
          </table:table-cell>
          <table:table-cell office:value-type="string">
            <text:p>install_Lab_Loader.sql</text:p>
          </table:table-cell>
        </table:table-row>
        <table:table-row table:style-name="ro1">
          <table:table-cell office:value-type="string">
            <text:p>NCI_LABS_AUTOLOAD_HOLD</text:p>
          </table:table-cell>
          <table:table-cell office:value-type="string">
            <text:p>Create</text:p>
          </table:table-cell>
          <table:table-cell office:value-type="string">
            <text:p>Y</text:p>
          </table:table-cell>
          <table:table-cell/>
          <table:table-cell office:value-type="string">
            <text:p>Can be removed</text:p>
          </table:table-cell>
          <table:table-cell office:value-type="string">
            <text:p>Install_1.0.4.sql</text:p>
          </table:table-cell>
        </table:table-row>
        <table:table-row table:style-name="ro1">
          <table:table-cell office:value-type="string">
            <text:p>NCI_LABS_MANUAL_LOAD_BATCHES</text:p>
          </table:table-cell>
          <table:table-cell office:value-type="string">
            <text:p>Create</text:p>
          </table:table-cell>
          <table:table-cell office:value-type="string">
            <text:p>Y</text:p>
          </table:table-cell>
          <table:table-cell/>
          <table:table-cell office:value-type="string">
            <text:p>Can be removed; table is auto-removed in script</text:p>
          </table:table-cell>
          <table:table-cell office:value-type="string">
            <text:p>Install_1.0.4.sql</text:p>
          </table:table-cell>
        </table:table-row>
        <table:table-row table:style-name="ro1">
          <table:table-cell office:value-type="string">
            <text:p>NCI_LABS_MANUAL_LOAD_CTL</text:p>
          </table:table-cell>
          <table:table-cell office:value-type="string">
            <text:p>Create</text:p>
          </table:table-cell>
          <table:table-cell office:value-type="string">
            <text:p>Y</text:p>
          </table:table-cell>
          <table:table-cell/>
          <table:table-cell office:value-type="string">
            <text:p>Can be removed; table is auto-removed in script</text:p>
          </table:table-cell>
          <table:table-cell office:value-type="string">
            <text:p>Install_1.0.4.sql</text:p>
          </table:table-cell>
        </table:table-row>
        <table:table-row table:style-name="ro1" table:number-rows-repeated="3"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 table:style-name="ce1" office:value-type="string">
            <text:p>VIEWS</text:p>
          </table:table-cell>
          <table:table-cell table:style-name="ce1"/>
          <table:table-cell table:style-name="ce1" office:value-type="string">
            <text:p>Remove Before Rebuild?</text:p>
          </table:table-cell>
          <table:table-cell table:style-name="ce1"/>
          <table:table-cell table:style-name="ce1" office:value-type="string">
            <text:p>NOTES</text:p>
          </table:table-cell>
          <table:table-cell table:style-name="ce1" office:value-type="string">
            <text:p>Originates in Script</text:p>
          </table:table-cell>
        </table:table-row>
        <table:table-row table:style-name="ro3">
          <table:table-cell office:value-type="string">
            <text:p>C3D_ACCESSIBLE_STUDIES_VW</text:p>
          </table:table-cell>
          <table:table-cell/>
          <table:table-cell office:value-type="string">
            <text:p>Y</text:p>
          </table:table-cell>
          <table:table-cell table:number-columns-repeated="2"/>
          <table:table-cell office:value-type="string">
            <text:p>install_Lab_Loader.sql</text:p>
          </table:table-cell>
        </table:table-row>
        <table:table-row table:style-name="ro3">
          <table:table-cell office:value-type="string">
            <text:p>LABTESTS</text:p>
          </table:table-cell>
          <table:table-cell/>
          <table:table-cell office:value-type="string">
            <text:p>Y</text:p>
          </table:table-cell>
          <table:table-cell table:number-columns-repeated="2"/>
          <table:table-cell office:value-type="string">
            <text:p>install_Lab_Loader.sql</text:p>
          </table:table-cell>
        </table:table-row>
        <table:table-row table:style-name="ro4">
          <table:table-cell office:value-type="string">
            <text:p>NCI_CDW_LAB_MAP_CROSSREF</text:p>
          </table:table-cell>
          <table:table-cell table:style-name="ce2"/>
          <table:table-cell table:style-name="ce2" office:value-type="string">
            <text:p>Y</text:p>
          </table:table-cell>
          <table:table-cell table:style-name="ce2" table:number-columns-repeated="2"/>
          <table:table-cell office:value-type="string">
            <text:p>install_Lab_Loader.sql</text:p>
            <text:p>Install_1.0.3.sql</text:p>
          </table:table-cell>
        </table:table-row>
        <table:table-row table:style-name="ro4">
          <table:table-cell office:value-type="string">
            <text:p>NCI_STUDY_ALL_DCMS_EVENTS_VW</text:p>
          </table:table-cell>
          <table:table-cell table:style-name="ce2"/>
          <table:table-cell table:style-name="ce2" office:value-type="string">
            <text:p>Y</text:p>
          </table:table-cell>
          <table:table-cell table:style-name="ce2" table:number-columns-repeated="2"/>
          <table:table-cell office:value-type="string">
            <text:p>install_Lab_Loader.sql</text:p>
            <text:p>Install_1.0.4.sql</text:p>
          </table:table-cell>
        </table:table-row>
        <table:table-row table:style-name="ro3">
          <table:table-cell office:value-type="string">
            <text:p>NCI_STUDY_DCMS_VW</text:p>
          </table:table-cell>
          <table:table-cell/>
          <table:table-cell office:value-type="string">
            <text:p>Y</text:p>
          </table:table-cell>
          <table:table-cell table:number-columns-repeated="2"/>
          <table:table-cell office:value-type="string">
            <text:p>install_Lab_Loader.sql</text:p>
          </table:table-cell>
        </table:table-row>
        <table:table-row table:style-name="ro3">
          <table:table-cell office:value-type="string">
            <text:p>NCI_STUDY_DCMS_EVENTS_VW</text:p>
          </table:table-cell>
          <table:table-cell/>
          <table:table-cell office:value-type="string">
            <text:p>Y</text:p>
          </table:table-cell>
          <table:table-cell table:number-columns-repeated="2"/>
          <table:table-cell office:value-type="string">
            <text:p>install_Lab_Loader.sql</text:p>
          </table:table-cell>
        </table:table-row>
        <table:table-row table:style-name="ro3">
          <table:table-cell office:value-type="string">
            <text:p>NCI_STUDY_LABDCM_EVENTS_VW</text:p>
          </table:table-cell>
          <table:table-cell/>
          <table:table-cell office:value-type="string">
            <text:p>Y</text:p>
          </table:table-cell>
          <table:table-cell table:style-name="ce7"/>
          <table:table-cell/>
          <table:table-cell office:value-type="string">
            <text:p>install_Lab_Loader.sql</text:p>
          </table:table-cell>
        </table:table-row>
        <table:table-row table:style-name="ro3">
          <table:table-cell office:value-type="string">
            <text:p>NCI_UOMS</text:p>
          </table:table-cell>
          <table:table-cell/>
          <table:table-cell office:value-type="string">
            <text:p>Y</text:p>
          </table:table-cell>
          <table:table-cell table:number-columns-repeated="2"/>
          <table:table-cell office:value-type="string">
            <text:p>install_Lab_Loader.sql</text:p>
          </table:table-cell>
        </table:table-row>
        <table:table-row table:style-name="ro3">
          <table:table-cell office:value-type="string">
            <text:p>STUDY_REPEAT_DEFAULTS_VW</text:p>
          </table:table-cell>
          <table:table-cell/>
          <table:table-cell office:value-type="string">
            <text:p>Y</text:p>
          </table:table-cell>
          <table:table-cell table:number-columns-repeated="2"/>
          <table:table-cell office:value-type="string">
            <text:p>install_Lab_Loader.sql</text:p>
          </table:table-cell>
        </table:table-row>
        <table:table-row table:style-name="ro3">
          <table:table-cell office:value-type="string">
            <text:p>DUPLICATE_LAB_MAPPINGS</text:p>
          </table:table-cell>
          <table:table-cell/>
          <table:table-cell office:value-type="string">
            <text:p>Y</text:p>
          </table:table-cell>
          <table:table-cell table:number-columns-repeated="2"/>
          <table:table-cell office:value-type="string">
            <text:p>install_Lab_Loader.sql</text:p>
          </table:table-cell>
        </table:table-row>
        <table:table-row table:style-name="ro3">
          <table:table-cell office:value-type="string">
            <text:p>NCI_LABS_LOAD_SPPDQ_VW</text:p>
          </table:table-cell>
          <table:table-cell/>
          <table:table-cell office:value-type="string">
            <text:p>Y</text:p>
          </table:table-cell>
          <table:table-cell table:number-columns-repeated="2"/>
          <table:table-cell office:value-type="string">
            <text:p>install_Lab_Loader.sql</text:p>
          </table:table-cell>
        </table:table-row>
        <table:table-row table:style-name="ro3">
          <table:table-cell office:value-type="string">
            <text:p>NCI_LAB_LOAD_STUDY_SEC_VW</text:p>
          </table:table-cell>
          <table:table-cell/>
          <table:table-cell office:value-type="string">
            <text:p>Y</text:p>
          </table:table-cell>
          <table:table-cell table:number-columns-repeated="2"/>
          <table:table-cell office:value-type="string">
            <text:p>install_Lab_Loader.sql</text:p>
          </table:table-cell>
        </table:table-row>
        <table:table-row table:style-name="ro5">
          <table:table-cell table:style-name="ce6" office:value-type="string">
            <text:p>NCI_LAB_VALID_PATIENTS_VW</text:p>
          </table:table-cell>
          <table:table-cell table:style-name="ce2"/>
          <table:table-cell table:style-name="ce2" office:value-type="string">
            <text:p>Y</text:p>
          </table:table-cell>
          <table:table-cell table:style-name="ce2" table:number-columns-repeated="2"/>
          <table:table-cell office:value-type="string">
            <text:p>install_Lab_Loader.sql</text:p>
            <text:p>Install_1.0.2.sql</text:p>
            <text:p>Install_1.0.3.sql</text:p>
          </table:table-cell>
        </table:table-row>
        <table:table-row table:style-name="ro3">
          <table:table-cell office:value-type="string">
            <text:p>PATIENT_ID_PTID_VW</text:p>
          </table:table-cell>
          <table:table-cell/>
          <table:table-cell office:value-type="string">
            <text:p>Y</text:p>
          </table:table-cell>
          <table:table-cell table:number-columns-repeated="2"/>
          <table:table-cell office:value-type="string">
            <text:p>install_Lab_Loader.sql</text:p>
          </table:table-cell>
        </table:table-row>
        <table:table-row table:style-name="ro3">
          <table:table-cell office:value-type="string">
            <text:p>NCI_LAB_DUP_PATIENTS_VW</text:p>
          </table:table-cell>
          <table:table-cell/>
          <table:table-cell office:value-type="string">
            <text:p>Y</text:p>
          </table:table-cell>
          <table:table-cell table:number-columns-repeated="2"/>
          <table:table-cell office:value-type="string">
            <text:p>Install_1.0.3.sql</text:p>
          </table:table-cell>
        </table:table-row>
        <table:table-row table:style-name="ro4">
          <table:table-cell table:style-name="ce6" office:value-type="string">
            <text:p>NCI_LAB_LOAD_STUDY_CTLS_VW</text:p>
          </table:table-cell>
          <table:table-cell table:style-name="ce2"/>
          <table:table-cell table:style-name="ce2" office:value-type="string">
            <text:p>Y</text:p>
          </table:table-cell>
          <table:table-cell table:number-columns-repeated="2"/>
          <table:table-cell office:value-type="string">
            <text:p>Install_1.0.3.sql</text:p>
            <text:p>Install_1.0.4.sql</text:p>
          </table:table-cell>
        </table:table-row>
        <table:table-row table:style-name="ro1">
          <table:table-cell office:value-type="string">
            <text:p>NCI_LABS_DCM_QUESTS_VW</text:p>
          </table:table-cell>
          <table:table-cell/>
          <table:table-cell office:value-type="string">
            <text:p>Y</text:p>
          </table:table-cell>
          <table:table-cell table:number-columns-repeated="2"/>
          <table:table-cell office:value-type="string">
            <text:p>Install_1.0.4.sql</text:p>
          </table:table-cell>
        </table:table-row>
        <table:table-row table:style-name="ro1">
          <table:table-cell table:style-name="Default"/>
          <table:table-cell table:number-columns-repeated="5"/>
        </table:table-row>
        <table:table-row table:style-name="ro3">
          <table:table-cell table:style-name="ce1" office:value-type="string">
            <text:p>PACKAGEs/PROCEDUREs/FUNCTIONs</text:p>
          </table:table-cell>
          <table:table-cell table:style-name="ce1"/>
          <table:table-cell table:style-name="ce1" office:value-type="string">
            <text:p>Remove Before Rebuild?</text:p>
          </table:table-cell>
          <table:table-cell table:style-name="ce1" office:value-type="string">
            <text:p>Remove AFTER build</text:p>
          </table:table-cell>
          <table:table-cell table:style-name="ce1" office:value-type="string">
            <text:p>NOTES</text:p>
          </table:table-cell>
          <table:table-cell table:style-name="ce1" office:value-type="string">
            <text:p>Originates in Script</text:p>
          </table:table-cell>
        </table:table-row>
        <table:table-row table:style-name="ro3">
          <table:table-cell table:style-name="ce6" office:value-type="string">
            <text:p>AUTOMATE_BDL</text:p>
          </table:table-cell>
          <table:table-cell table:style-name="ce2" office:value-type="string">
            <text:p>Package</text:p>
          </table:table-cell>
          <table:table-cell table:style-name="ce2" office:value-type="string">
            <text:p>Y</text:p>
          </table:table-cell>
          <table:table-cell table:style-name="ce2" table:number-columns-repeated="2"/>
          <table:table-cell office:value-type="string">
            <text:p>install_Lab_Loader.sql</text:p>
          </table:table-cell>
        </table:table-row>
        <table:table-row table:style-name="ro3">
          <table:table-cell table:style-name="ce6" office:value-type="string">
            <text:p>CDW_LOAD_LAB_FTPDATA</text:p>
          </table:table-cell>
          <table:table-cell table:style-name="ce2" office:value-type="string">
            <text:p>Package</text:p>
          </table:table-cell>
          <table:table-cell table:style-name="ce2" office:value-type="string">
            <text:p>Y</text:p>
          </table:table-cell>
          <table:table-cell table:style-name="ce2" table:number-columns-repeated="2"/>
          <table:table-cell office:value-type="string">
            <text:p>install_Lab_Loader.sql</text:p>
          </table:table-cell>
        </table:table-row>
        <table:table-row table:style-name="ro4">
          <table:table-cell table:style-name="ce6" office:value-type="string">
            <text:p>INSERT_LAB_DATA</text:p>
          </table:table-cell>
          <table:table-cell table:style-name="ce2" office:value-type="string">
            <text:p>Package</text:p>
          </table:table-cell>
          <table:table-cell table:style-name="ce2" office:value-type="string">
            <text:p>Y</text:p>
          </table:table-cell>
          <table:table-cell table:style-name="ce2" table:number-columns-repeated="2"/>
          <table:table-cell office:value-type="string">
            <text:p>install_Lab_Loader.sql</text:p>
            <text:p>Install_1.0.4.sql</text:p>
          </table:table-cell>
        </table:table-row>
        <table:table-row table:style-name="ro2">
          <table:table-cell table:style-name="ce6" office:value-type="string">
            <text:p>LOAD_LAB_RESULTS</text:p>
          </table:table-cell>
          <table:table-cell table:style-name="ce2" office:value-type="string">
            <text:p>Procedure</text:p>
          </table:table-cell>
          <table:table-cell table:style-name="ce2" office:value-type="string">
            <text:p>Y</text:p>
          </table:table-cell>
          <table:table-cell table:style-name="ce2" table:number-columns-repeated="2"/>
          <table:table-cell office:value-type="string">
            <text:p>install_Lab_Loader.sql</text:p>
            <text:p>Install_1.0.2.sql</text:p>
            <text:p>Install_1.0.3.sql</text:p>
            <text:p>Install_1.0.4.sql</text:p>
          </table:table-cell>
        </table:table-row>
        <table:table-row table:style-name="ro2">
          <table:table-cell table:style-name="ce6" office:value-type="string">
            <text:p>LOAD_LAB_RESULTS_UPD</text:p>
          </table:table-cell>
          <table:table-cell table:style-name="ce2" office:value-type="string">
            <text:p>Procedure</text:p>
          </table:table-cell>
          <table:table-cell table:style-name="ce2" office:value-type="string">
            <text:p>Y</text:p>
          </table:table-cell>
          <table:table-cell table:style-name="ce2" table:number-columns-repeated="2"/>
          <table:table-cell office:value-type="string">
            <text:p>install_Lab_Loader.sql</text:p>
            <text:p>Install_1.0.2.sql</text:p>
            <text:p>Install_1.0.3.sql</text:p>
            <text:p>Install_1.0.4.sql</text:p>
          </table:table-cell>
        </table:table-row>
        <table:table-row table:style-name="ro2">
          <table:table-cell table:style-name="ce6" office:value-type="string">
            <text:p>CDW_DATA_TRANFER_V3</text:p>
          </table:table-cell>
          <table:table-cell table:style-name="ce2" office:value-type="string">
            <text:p>Package</text:p>
          </table:table-cell>
          <table:table-cell table:style-name="ce2" office:value-type="string">
            <text:p>Y</text:p>
          </table:table-cell>
          <table:table-cell table:style-name="ce2" table:number-columns-repeated="2"/>
          <table:table-cell office:value-type="string">
            <text:p>install_Lab_Loader.sql</text:p>
            <text:p>Install_1.0.2.sql</text:p>
            <text:p>Install_1.0.3.sql</text:p>
            <text:p>Install_1.0.4.sql</text:p>
          </table:table-cell>
        </table:table-row>
        <table:table-row table:style-name="ro5">
          <table:table-cell table:style-name="ce2" office:value-type="string">
            <text:p>SUBMIT_PSUB_LOAD</text:p>
          </table:table-cell>
          <table:table-cell table:style-name="ce2" office:value-type="string">
            <text:p>Procedure</text:p>
          </table:table-cell>
          <table:table-cell table:style-name="ce2" office:value-type="string">
            <text:p>N</text:p>
          </table:table-cell>
          <table:table-cell table:style-name="ce6" office:value-type="string">
            <text:p>Yes</text:p>
          </table:table-cell>
          <table:table-cell table:style-name="ce8" office:value-type="string">
            <text:p>The object SUBMIT_PSUB_LOAD is owned by RXC and cannot be removed/replaced the impact of which will still need to be determined, but there should not be a difference between 1.0.4 and 1.1</text:p>
          </table:table-cell>
          <table:table-cell office:value-type="string">
            <text:p>install_Lab_Loader.sql</text:p>
          </table:table-cell>
        </table:table-row>
        <table:table-row table:style-name="ro3">
          <table:table-cell office:value-type="string">
            <text:p>GET_RESPONSE_VALUE</text:p>
          </table:table-cell>
          <table:table-cell table:style-name="ce2" office:value-type="string">
            <text:p>Function</text:p>
          </table:table-cell>
          <table:table-cell table:style-name="ce2" office:value-type="string">
            <text:p>Y</text:p>
          </table:table-cell>
          <table:table-cell table:style-name="ce2" table:number-columns-repeated="2"/>
          <table:table-cell office:value-type="string">
            <text:p>install_Lab_Loader.sql</text:p>
          </table:table-cell>
        </table:table-row>
        <table:table-row table:style-name="ro3">
          <table:table-cell office:value-type="string">
            <text:p>MAKE_NUMBER</text:p>
          </table:table-cell>
          <table:table-cell office:value-type="string">
            <text:p>Function</text:p>
          </table:table-cell>
          <table:table-cell office:value-type="string">
            <text:p>Y</text:p>
          </table:table-cell>
          <table:table-cell table:number-columns-repeated="2"/>
          <table:table-cell office:value-type="string">
            <text:p>install_Lab_Loader.sql</text:p>
          </table:table-cell>
        </table:table-row>
        <table:table-row table:style-name="ro3">
          <table:table-cell office:value-type="string">
            <text:p>NCI_LABS_MANUAL_LOADER</text:p>
          </table:table-cell>
          <table:table-cell office:value-type="string">
            <text:p>Package</text:p>
          </table:table-cell>
          <table:table-cell office:value-type="string">
            <text:p>Y</text:p>
          </table:table-cell>
          <table:table-cell table:number-columns-repeated="2"/>
          <table:table-cell table:style-name="Default" office:value-type="string">
            <text:p>Install_1.0.4.sql</text:p>
          </table:table-cell>
        </table:table-row>
      </table:table>
      <table:table table:name="Script" table:style-name="ta1" table:print="false">
        <table:table-column table:style-name="co7" table:default-cell-style-name="Default"/>
        <table:table-column table:style-name="co8" table:default-cell-style-name="ce7"/>
        <table:table-row table:style-name="ro6">
          <table:table-cell table:style-name="ce2" office:value-type="string">
            <text:p>BEFORE INSTALLATION </text:p>
          </table:table-cell>
          <table:table-cell table:style-name="ce9" office:value-type="string">
            <text:p>/* * * * * * * * * * * * * * * * * * * * * * * * * * * * * * * * * * * * */</text:p>
            <text:p>/* Author: Patrick Conrad (Ekagra Software Technologies) <text:s text:c="16"/>*/</text:p>
            <text:p>/* Date: <text:s text:c="2"/>Mar 18, 2013 <text:s text:c="49"/>*/</text:p>
            <text:p>/* Description: This is a DE-installation script for the CDW Lab Loader. */</text:p>
            <text:p>/* <text:s text:c="13"/>It is intened to be used prior to the Full Lab Loader <text:s text:c="3"/>*/</text:p>
            <text:p>/* <text:s text:c="13"/>installation (LabLoader_Full_to_v1.0.4) procedures. <text:s text:c="5"/>*/</text:p>
            <text:p/>
            <text:p>Set Timing off verify off</text:p>
            <text:p/>
            <text:p>-- Spool a log file</text:p>
            <text:p>spool UNINSTALL_Lab_Loader.lst</text:p>
            <text:p/>
            <text:p>Select to_char(sysdate,'MM/DD/YYYY HH24:MI:SS') "Execution Date", User "User"</text:p>
            <text:p><text:s text:c="2"/>from dual;</text:p>
            <text:p/>
            <text:p>-- DROP SEQUENCES</text:p>
            <text:p>Prompt ...Dropping Sequences</text:p>
            <text:p>Drop sequence NLB_SE</text:p>
            <text:p>/</text:p>
            <text:p/>
            <text:p>--DROP TABLES</text:p>
            <text:p>Prompt ...Dropping Tables</text:p>
            <text:p>Drop table BDL_TEMP_FILES</text:p>
            <text:p>/</text:p>
            <text:p/>
            <text:p>Drop Table CDW_LAB_RESULTS</text:p>
            <text:p>/</text:p>
            <text:p/>
            <text:p>Drop Table CDW_LAST_LOAD</text:p>
            <text:p>/</text:p>
            <text:p/>
            <text:p>Drop Table GU_LAB_RESULTS_HOLD</text:p>
            <text:p>/</text:p>
            <text:p/>
            <text:p>Drop Table GU_LAB_RESULTS_STAGE</text:p>
            <text:p>/</text:p>
            <text:p/>
            <text:p>Drop Table MIS_CDR_TESTS</text:p>
            <text:p>/</text:p>
            <text:p/>
            <text:p>Drop Table MIS_LAB_RESULTS_HISTORY</text:p>
            <text:p>/</text:p>
            <text:p/>
            <text:p>Drop Table MDLABS_STG</text:p>
            <text:p>/</text:p>
            <text:p/>
            <text:p>Drop Table MDLABS_HOLD</text:p>
            <text:p>/</text:p>
            <text:p/>
            <text:p>Drop Table NCI_INVALID_LABTESTS</text:p>
            <text:p>/</text:p>
            <text:p/>
            <text:p>Drop Table NCI_INVALID_RESULTS</text:p>
            <text:p>/</text:p>
            <text:p/>
            <text:p>Drop Table NCI_LABS</text:p>
            <text:p>/</text:p>
            <text:p/>
            <text:p>Drop Table NCI_LABS_ERROR_LABS</text:p>
            <text:p>/</text:p>
            <text:p/>
            <text:p>Drop Table NCI_LABS_MANUAL_LOAD_STAGE</text:p>
            <text:p>/</text:p>
            <text:p/>
            <text:p>Drop Table NCI_LABS_MANUAL_LOAD_HOLD</text:p>
            <text:p>/</text:p>
            <text:p/>
            <text:p>Drop Table NCI_LAB_LOAD_CTL</text:p>
            <text:p>/</text:p>
            <text:p/>
            <text:p>Drop Table NCI_LAB_MAPPING</text:p>
            <text:p>/</text:p>
            <text:p/>
            <text:p>Drop Table NCI_LAB_VALID_PATIENTS</text:p>
            <text:p>/</text:p>
            <text:p/>
            <text:p>Drop Table NCI_STUDY_LABDCM_EVENTS_TB</text:p>
            <text:p>/</text:p>
            <text:p/>
            <text:p>Drop Table NCI_UOM_MAPPING</text:p>
            <text:p>/</text:p>
            <text:p/>
            <text:p>Drop Table NCI_UPLOAD_SYBASE_LAB_RESULTS</text:p>
            <text:p>/</text:p>
            <text:p/>
            <text:p>Drop Table NCI_LAB_LOAD_PATIENT_LOAD</text:p>
            <text:p>/</text:p>
            <text:p/>
            <text:p>Drop Table BDL_RESPONSE_REPEATS</text:p>
            <text:p>/</text:p>
            <text:p/>
            <text:p>Drop Table NCI_STUDY_PATIENT_IDS</text:p>
            <text:p>/</text:p>
            <text:p/>
            <text:p>Drop Table NCI_STUDY_PATIENT_IDS_CTL</text:p>
            <text:p>/</text:p>
            <text:p/>
            <text:p>Drop Table NCI_LABS_AUTOLOAD_HOLD</text:p>
            <text:p>/</text:p>
            <text:p/>
            <text:p>Drop Table NCI_LABS_MANUAL_LOAD_BATCHES</text:p>
            <text:p>/</text:p>
            <text:p/>
            <text:p>Drop Table NCI_LABS_MANUAL_LOAD_CTL</text:p>
            <text:p>/</text:p>
            <text:p/>
            <text:p>--DROP VIEWS</text:p>
            <text:p>Prompt ...Dropping Views</text:p>
            <text:p>Drop View C3D_ACCESSIBLE_STUDIES_VW</text:p>
            <text:p>/</text:p>
            <text:p/>
            <text:p>Drop View LABTESTS</text:p>
            <text:p>/</text:p>
            <text:p/>
            <text:p>Drop View NCI_CDW_LAB_MAP_CROSSREF</text:p>
            <text:p>/</text:p>
            <text:p/>
            <text:p>Drop View NCI_STUDY_ALL_DCMS_EVENTS_VW</text:p>
            <text:p>/</text:p>
            <text:p/>
            <text:p>Drop View NCI_STUDY_DCMS_VW</text:p>
            <text:p>/</text:p>
            <text:p/>
            <text:p>Drop View NCI_STUDY_DCMS_EVENTS_VW</text:p>
            <text:p>/</text:p>
            <text:p/>
            <text:p>Drop View NCI_STUDY_LABDCM_EVENTS_VW</text:p>
            <text:p>/</text:p>
            <text:p/>
            <text:p>Drop View NCI_UOMS</text:p>
            <text:p>/</text:p>
            <text:p/>
            <text:p>Drop View STUDY_REPEAT_DEFAULTS_VW</text:p>
            <text:p>/</text:p>
            <text:p/>
            <text:p>Drop View DUPLICATE_LAB_MAPPINGS</text:p>
            <text:p>/</text:p>
            <text:p/>
            <text:p>Drop View NCI_LABS_LOAD_SPPDQ_VW</text:p>
            <text:p>/</text:p>
            <text:p/>
            <text:p>Drop View NCI_LAB_LOAD_STUDY_SEC_VW</text:p>
            <text:p>/</text:p>
            <text:p/>
            <text:p>Drop View NCI_LAB_VALID_PATIENTS_VW</text:p>
            <text:p>/</text:p>
            <text:p/>
            <text:p>Drop View PATIENT_ID_PTID_VW</text:p>
            <text:p>/</text:p>
            <text:p/>
            <text:p>Drop View NCI_LAB_DUP_PATIENTS_VW</text:p>
            <text:p>/</text:p>
            <text:p/>
            <text:p>Drop View NCI_LAB_LOAD_STUDY_CTLS_VW</text:p>
            <text:p>/</text:p>
            <text:p/>
            <text:p>Drop View NCI_LABS_DCM_QUESTS_VW</text:p>
            <text:p>/</text:p>
            <text:p/>
            <text:p>--DROP Procedures/Functions/Packages</text:p>
            <text:p>Prompt ...Dropping Procedures/Functions/Packages</text:p>
            <text:p>Drop Package AUTOMATE_BDL</text:p>
            <text:p>/</text:p>
            <text:p/>
            <text:p>Drop Package CDW_LOAD_LAB_FTPDATA</text:p>
            <text:p>/</text:p>
            <text:p/>
            <text:p>Drop Package INSERT_LAB_DATA</text:p>
            <text:p>/</text:p>
            <text:p/>
            <text:p>Drop Procedure LOAD_LAB_RESULTS</text:p>
            <text:p>/</text:p>
            <text:p/>
            <text:p>Drop Procedure LOAD_LAB_RESULTS_UPD</text:p>
            <text:p>/</text:p>
            <text:p/>
            <text:p>Drop Package CDW_DATA_TRANFER_V3</text:p>
            <text:p>/</text:p>
            <text:p/>
            <text:p>Drop Function GET_RESPONSE_VALUE</text:p>
            <text:p>/</text:p>
            <text:p/>
            <text:p>Drop Function MAKE_NUMBER</text:p>
            <text:p>/</text:p>
            <text:p/>
            <text:p>Drop Package NCI_LABS_MANUAL_LOADER</text:p>
            <text:p>/</text:p>
            <text:p/>
            <text:p>PROMPT</text:p>
            <text:p>PROMPT FINISHED!</text:p>
            <text:p>PROMPT</text:p>
            <text:p/>
            <text:p>Spool off</text:p>
          </table:table-cell>
        </table:table-row>
        <table:table-row table:style-name="ro1">
          <table:table-cell/>
          <table:table-cell table:style-name="Default"/>
        </table:table-row>
        <table:table-row table:style-name="ro7">
          <table:table-cell table:style-name="ce2" office:value-type="string">
            <text:p>AFTER INSTALLATION</text:p>
          </table:table-cell>
          <table:table-cell office:value-type="string">
            <text:p>/* * * * * * * * * * * * * * * * * * * * * * * * * * * * * * * * * * * * */</text:p>
            <text:p>/* Author: Patrick Conrad (Ekagra Software Technologies) <text:s text:c="16"/>*/</text:p>
            <text:p>/* Date: <text:s text:c="2"/>Mar 18, 2013 <text:s text:c="49"/>*/</text:p>
            <text:p>/* Description: This is a Post Re-Install for the CDW Lab Loader. <text:s text:c="7"/>*/</text:p>
            <text:p>/* <text:s text:c="13"/>It is intended to be used AFTER the Full Lab Loader <text:s text:c="5"/>*/</text:p>
            <text:p>/* <text:s text:c="13"/>installation (LabLoader_Full_to_v1.0.4) procedures to <text:s text:c="3"/>*/</text:p>
            <text:p>/* <text:s text:c="13"/>remove incorrectly added objects. <text:s text:c="23"/>*/</text:p>
            <text:p/>
            <text:p>Set Timing off verify off</text:p>
            <text:p/>
            <text:p>-- Spool a log file</text:p>
            <text:p>spool REMOVE_UNWANTED_OBJECTS.lst</text:p>
            <text:p/>
            <text:p>Select to_char(sysdate,'MM/DD/YYYY HH24:MI:SS') "Execution Date", User "User"</text:p>
            <text:p><text:s text:c="2"/>from dual;</text:p>
            <text:p/>
            <text:p>-- DROP Bad Objects</text:p>
            <text:p>Prompt ...Dropping Objects</text:p>
            <text:p/>
            <text:p/>
            <text:p>DROP Table MIS_CDR_TESTS</text:p>
            <text:p>/</text:p>
            <text:p/>
            <text:p>DROP Table MIS_LAB_RESULTS_HISTORY</text:p>
            <text:p>/</text:p>
            <text:p/>
            <text:p>Drop Procedure SUBMIT_PSUB_LOAD</text:p>
            <text:p>/</text:p>
            <text:p/>
            <text:p>PROMPT</text:p>
            <text:p>PROMPT FINISHED!</text:p>
            <text:p>PROMPT</text:p>
            <text:p/>
            <text:p>Spool off</text:p>
          </table:table-cell>
        </table:table-row>
        <table:table-row table:style-name="ro7">
          <table:table-cell table:number-columns-repeated="2"/>
        </table:table-row>
        <table:table-row table:style-name="ro7">
          <table:table-cell/>
          <table:table-cell table:style-name="ce2"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8">03/18/2013</text:date>, <text:time>19:21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atrick Conrad</meta:initial-creator>
    <meta:creation-date>2013-03-18T10:29:05.94</meta:creation-date>
    <dc:date>2013-03-18T19:21:19.84</dc:date>
    <dc:creator>Patrick Conrad</dc:creator>
    <meta:editing-duration>PT8H37M1S</meta:editing-duration>
    <meta:editing-cycles>7</meta:editing-cycles>
    <meta:generator>OpenOffice.org/3.3$Win32 OpenOffice.org_project/330m20$Build-9567</meta:generator>
    <meta:document-statistic meta:table-count="3" meta:cell-count="355" meta:object-count="0"/>
  </office:meta>
</office:document-meta>
</file>